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2" style:family="table-cell" style:parent-style-name="Default" style:data-style-name="N8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Order Number</text:p>
          </table:table-cell>
          <table:table-cell office:value-type="string" calcext:value-type="string">
            <text:p>Ammount</text:p>
          </table:table-cell>
          <table:table-cell office:value-type="string" calcext:value-type="string">
            <text:p>Date Submited</text:p>
          </table:table-cell>
        </table:table-row>
        <table:table-row table:style-name="ro1">
          <table:table-cell office:value-type="string" calcext:value-type="string">
            <text:p>lab4</text:p>
          </table:table-cell>
          <table:table-cell office:value-type="float" office:value="151945687" calcext:value-type="float">
            <text:p>151945687</text:p>
          </table:table-cell>
          <table:table-cell office:value-type="float" office:value="1800" calcext:value-type="float">
            <text:p>1800</text:p>
          </table:table-cell>
          <table:table-cell office:value-type="date" office:date-value="2019-10-08" calcext:value-type="date">
            <text:p>8. Oct. 2019</text:p>
          </table:table-cell>
        </table:table-row>
        <table:table-row table:style-name="ro1">
          <table:table-cell office:value-type="string" calcext:value-type="string">
            <text:p>Assignment</text:p>
          </table:table-cell>
          <table:table-cell office:value-type="float" office:value="151962943" calcext:value-type="float">
            <text:p>151962943</text:p>
          </table:table-cell>
          <table:table-cell office:value-type="float" office:value="1800" calcext:value-type="float">
            <text:p>1800</text:p>
          </table:table-cell>
          <table:table-cell office:value-type="date" office:date-value="2019-10-09" calcext:value-type="date">
            <text:p>9. Oct. 2019</text:p>
          </table:table-cell>
        </table:table-row>
        <table:table-row table:style-name="ro1">
          <table:table-cell office:value-type="string" calcext:value-type="string">
            <text:p>Javascript 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date" office:date-value="2019-10-09" calcext:value-type="date">
            <text:p>9. Oct. 2019</text:p>
          </table:table-cell>
        </table:table-row>
        <table:table-row table:style-name="ro1">
          <table:table-cell/>
          <table:table-cell office:value-type="float" office:value="152324587" calcext:value-type="float">
            <text:p>152324587</text:p>
          </table:table-cell>
          <table:table-cell office:value-type="float" office:value="1600" calcext:value-type="float">
            <text:p>1600</text:p>
          </table:table-cell>
          <table:table-cell office:value-type="date" office:date-value="2019-10-13" calcext:value-type="date">
            <text:p>13. Oct. 2019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05:33:39.512262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3:47:07.316410789</meta:creation-date>
    <dc:date>2019-10-13T05:39:04.933516103</dc:date>
    <meta:editing-duration>PT8H14M24S</meta:editing-duration>
    <meta:editing-cycles>3</meta:editing-cycles>
    <meta:generator>LibreOffice/6.1.3.2$Linux_X86_64 LibreOffice_project/86daf60bf00efa86ad547e59e09d6bb77c699acb</meta:generator>
    <meta:document-statistic meta:table-count="1" meta:cell-count="18" meta:object-count="0"/>
  </office:meta>
</office:document-meta>
</file>